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4000000FD68B7CA45.png" manifest:media-type="image/png"/>
  <manifest:file-entry manifest:full-path="Pictures/10000000000002B100000124AB9A67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cb1" officeooo:paragraph-rsid="00102c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0.639cm" svg:width="17cm" svg:height="7.204cm" draw:z-index="0"><draw:image xlink:href="Pictures/10000000000002B100000124AB9A67C0.png" xlink:type="simple" xlink:show="embed" xlink:actuate="onLoad" draw:mime-type="image/png"/></draw:frame>Coté client</text:p>
      <text:p text:style-name="P1"/>
      <text:p text:style-name="P1"/>
      <text:p text:style-name="P1">coté serveur</text:p>
      <text:p text:style-name="P1"><draw:frame draw:style-name="fr1" draw:name="Image2" text:anchor-type="char" svg:x="0.176cm" svg:y="0.485cm" svg:width="17cm" svg:height="4.955cm" draw:z-index="1"><draw:image xlink:href="Pictures/1000000000000364000000FD68B7CA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0:28:27.260018068</meta:creation-date>
    <dc:date>2026-01-19T10:32:31.486728233</dc:date>
    <meta:editing-duration>PT4M4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1" meta:paragraph-count="2" meta:word-count="4" meta:character-count="23" meta:non-whitespace-character-count="21"/>
  </office:meta>
</office:document-meta>
</file>